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Reaffirms</text:p>
          </table:table-cell>
          <table:table-cell office:value-type="string">
            <text:p>settlements <text:s/>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021/06/22</text:date>, <text:time>11:4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6-22T11:23:37.52</meta:creation-date>
    <meta:generator>OpenOffice/4.1.3$Win32 OpenOffice.org_project/413m1$Build-9783</meta:generator>
    <dc:date>2021-06-22T11:41:15.46</dc:date>
    <dc:creator>iwabuchi ken</dc:creator>
    <meta:editing-duration>PT17M39S</meta:editing-duration>
    <meta:editing-cycles>1</meta:editing-cycles>
    <meta:document-statistic meta:table-count="3" meta:cell-count="5" meta:object-count="0"/>
  </office:meta>
</office:document-meta>
</file>